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fo:font-size="20pt" style:font-size-asian="20pt" style:font-size-complex="20pt"/>
    </style:style>
    <style:style style:name="P2" style:family="paragraph" style:parent-style-name="Preformatted_20_Text" style:list-style-name="L1">
      <style:paragraph-properties fo:text-align="justify" style:justify-single-word="false"/>
    </style:style>
    <style:style style:name="P3" style:family="paragraph" style:parent-style-name="Preformatted_20_Text" style:list-style-name="L1">
      <style:paragraph-properties fo:margin-left="0cm" fo:margin-right="0cm" fo:text-align="justify" style:justify-single-word="false" fo:text-indent="0cm" style:auto-text-indent="false" style:writing-mode="lr-tb"/>
    </style:style>
    <style:style style:name="P4" style:family="paragraph" style:parent-style-name="Preformatted_20_Text" style:list-style-name="L1">
      <style:paragraph-properties fo:text-align="justify" style:justify-single-word="false" style:writing-mode="lr-tb"/>
    </style:style>
    <style:style style:name="P5" style:family="paragraph" style:parent-style-name="Preformatted_20_Text" style:list-style-name="L1">
      <style:paragraph-properties fo:margin-top="0cm" fo:margin-bottom="0.499cm" style:contextual-spacing="false" fo:text-align="justify" style:justify-single-word="false" style:writing-mode="lr-tb"/>
    </style:style>
    <style:style style:name="P6" style:family="paragraph" style:parent-style-name="Preformatted_20_Text" style:list-style-name="L1">
      <style:paragraph-properties fo:margin-top="0cm" fo:margin-bottom="0.499cm" style:contextual-spacing="false" fo:text-align="justify" style:justify-single-word="false" style:writing-mode="lr-tb"/>
      <style:text-properties officeooo:paragraph-rsid="0002e1c1"/>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2">
      <style:paragraph-properties fo:margin-top="0cm" fo:margin-bottom="0cm" style:contextual-spacing="false" fo:text-align="justify" style:justify-single-word="false"/>
    </style:style>
    <style:style style:name="T1" style:family="text">
      <style:text-properties officeooo:rsid="0002e1c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ransacciones</text:h>
      <text:p text:style-name="Text_20_body"/>
      <text:p text:style-name="P7"><text:span text:style-name="T1"><text:tab/>S</text:span>on un conjunto de operaciones que se ejecutan de forma atómica. Es decir, <text:span text:style-name="Strong_20_Emphasis">todas las operaciones dentro de la transacción deben completarse correctamente</text:span> para que se confirme (se haga un "commit"). Si alguna de las operaciones falla, se deben <text:span text:style-name="Strong_20_Emphasis">revertir todas las operaciones</text:span> para mantener la base de datos en un estado consistente (se hace un "rollback").</text:p>
      <text:p text:style-name="P7"/>
      <text:p text:style-name="P7"><text:tab/>Las <text:span text:style-name="Strong_20_Emphasis">transacciones</text:span> garantizan la <text:span text:style-name="Strong_20_Emphasis">atomicidad, consistencia, aislamiento, y durabilidad (ACID)</text:span>, lo cual es crítico en aplicaciones que manipulan datos, para evitar situaciones como registros duplicados, inconsistencias o pérdidas de datos.</text:p>
      <text:p text:style-name="P7"/>
      <text:p text:style-name="P7"><text:span text:style-name="Strong_20_Emphasis">Ejemplos de Transacciones</text:span>:</text:p>
      <text:list text:style-name="L1">
        <text:list-item>
          <text:p text:style-name="P8"><text:span text:style-name="Strong_20_Emphasis">Transferencia Bancaria</text:span>: Supongamos que queremos transferir fondos entre dos cuentas. Para que la operación tenga éxito, se deben debitar los fondos de una cuenta y acreditar a otra. Ambas operaciones deben ocurrir en una transacción:</text:p>
          <text:p text:style-name="P2"/>
          <text:p text:style-name="P3"><text:span text:style-name="Source_20_Text">try {</text:span></text:p>
          <text:p text:style-name="P4"><text:span text:style-name="Source_20_Text"><text:s text:c="4"/>con.setAutoCommit(false); // Desactiva el auto-commit para iniciar la transacción</text:span></text:p>
          <text:p text:style-name="P4"/>
          <text:p text:style-name="P4"><text:span text:style-name="Source_20_Text"><text:s text:c="4"/>Statement stmt = con.createStatement();</text:span></text:p>
          <text:p text:style-name="P4"><text:span text:style-name="Source_20_Text"><text:s text:c="4"/>stmt.executeUpdate("UPDATE cuentas SET saldo = saldo - 500 WHERE cuenta_id = 1"); <text:s/>// Debita de la cuenta 1</text:span></text:p>
          <text:p text:style-name="P4"><text:span text:style-name="Source_20_Text"><text:s text:c="4"/>stmt.executeUpdate("UPDATE cuentas SET saldo = saldo + 500 WHERE cuenta_id = 2"); <text:s/>// Acredita a la cuenta 2</text:span></text:p>
          <text:p text:style-name="P4"/>
          <text:p text:style-name="P4"><text:span text:style-name="Source_20_Text"><text:s text:c="4"/>con.commit(); // Confirma la transacción si ambas operaciones tienen éxito</text:span></text:p>
          <text:p text:style-name="P4"><text:span text:style-name="Source_20_Text"><text:s text:c="4"/>System.out.println("Transferencia realizada con éxito.");</text:span></text:p>
          <text:p text:style-name="P4"><text:span text:style-name="Source_20_Text">} catch (SQLException e) {</text:span></text:p>
          <text:p text:style-name="P4"><text:span text:style-name="Source_20_Text"><text:s text:c="4"/>con.rollback(); // Deshace ambas operaciones si alguna falla</text:span></text:p>
          <text:p text:style-name="P4"><text:span text:style-name="Source_20_Text"><text:s text:c="4"/>System.err.println("Error en la transferencia, se ha revertido la operación.");</text:span></text:p>
          <text:p text:style-name="P4"><text:span text:style-name="Source_20_Text">} finally {</text:span></text:p>
          <text:p text:style-name="P4"><text:span text:style-name="Source_20_Text"><text:s text:c="4"/>con.setAutoCommit(true); // Vuelve a activar el auto-commit</text:span></text:p>
          <text:p text:style-name="P5"><text:span text:style-name="Source_20_Text">}</text:span></text:p>
          <text:p text:style-name="P8">En este ejemplo, se desactiva el auto-commit para que las operaciones de débito y crédito se consideren como una sola transacción. Si alguna de las operaciones falla, se realiza un rollback para mantener la base de datos en un estado consistente.</text:p>
          <text:p text:style-name="P8"/>
        </text:list-item>
        <text:list-item>
          <text:p text:style-name="P8"><text:span text:style-name="Strong_20_Emphasis">Actualización de Inventario y Pedidos</text:span>: Cuando un cliente realiza un pedido, se deben actualizar tanto el inventario como el registro de pedidos. Ambas operaciones deben ejecutarse como una transacción para evitar errores, como disminuir el inventario sin registrar el pedido.</text:p>
          <text:p text:style-name="P2"/>
          <text:p text:style-name="P3"><text:soft-page-break/><text:span text:style-name="Source_20_Text">try {</text:span></text:p>
          <text:p text:style-name="P4"><text:span text:style-name="Source_20_Text"><text:s text:c="4"/>con.setAutoCommit(false); // Desactiva el auto-commit para iniciar la transacción</text:span></text:p>
          <text:p text:style-name="P4"/>
          <text:p text:style-name="P4"><text:span text:style-name="Source_20_Text"><text:s text:c="4"/>PreparedStatement updateInventory = con.prepareStatement("UPDATE inventario SET cantidad = cantidad - ? WHERE producto_id = ?");</text:span></text:p>
          <text:p text:style-name="P4"><text:span text:style-name="Source_20_Text"><text:s text:c="4"/>updateInventory.setInt(1, 3); <text:s/>// Reducir la cantidad en 3</text:span></text:p>
          <text:p text:style-name="P4"><text:span text:style-name="Source_20_Text"><text:s text:c="4"/>updateInventory.setInt(2, 202); // Producto con ID 202</text:span></text:p>
          <text:p text:style-name="P4"><text:span text:style-name="Source_20_Text"><text:s text:c="4"/>updateInventory.executeUpdate();</text:span></text:p>
          <text:p text:style-name="P4"/>
          <text:p text:style-name="P4"><text:span text:style-name="Source_20_Text"><text:s text:c="4"/>PreparedStatement insertOrder = con.prepareStatement("INSERT INTO pedidos (producto_id, cantidad, cliente_id) VALUES (?, ?, ?)");</text:span></text:p>
          <text:p text:style-name="P4"><text:span text:style-name="Source_20_Text"><text:s text:c="4"/>insertOrder.setInt(1, 202);</text:span></text:p>
          <text:p text:style-name="P4"><text:span text:style-name="Source_20_Text"><text:s text:c="4"/>insertOrder.setInt(2, 3);</text:span></text:p>
          <text:p text:style-name="P4"><text:span text:style-name="Source_20_Text"><text:s text:c="4"/>insertOrder.setInt(3, 1001); <text:s/>// ID del cliente</text:span></text:p>
          <text:p text:style-name="P4"><text:span text:style-name="Source_20_Text"><text:s text:c="4"/>insertOrder.executeUpdate();</text:span></text:p>
          <text:p text:style-name="P4"/>
          <text:p text:style-name="P4"><text:span text:style-name="Source_20_Text"><text:s text:c="4"/>con.commit(); // Confirma la transacción si ambas operaciones tienen éxito</text:span></text:p>
          <text:p text:style-name="P4"><text:span text:style-name="Source_20_Text"><text:s text:c="4"/>System.out.println("Pedido registrado y stock actualizado correctamente.");</text:span></text:p>
          <text:p text:style-name="P4"><text:span text:style-name="Source_20_Text">} catch (SQLException e) {</text:span></text:p>
          <text:p text:style-name="P4"><text:span text:style-name="Source_20_Text"><text:s text:c="4"/>con.rollback(); // Reversión si alguna operación falla</text:span></text:p>
          <text:p text:style-name="P4"><text:span text:style-name="Source_20_Text"><text:s text:c="4"/>System.err.println("Error al procesar el pedido, se ha revertido la operación.");</text:span></text:p>
          <text:p text:style-name="P4"><text:span text:style-name="Source_20_Text">} finally {</text:span></text:p>
          <text:p text:style-name="P4"><text:span text:style-name="Source_20_Text"><text:s text:c="4"/>con.setAutoCommit(true); // Vuelve a activar el auto-commit</text:span></text:p>
          <text:p text:style-name="P6"><text:span text:style-name="Source_20_Text">}</text:span></text:p>
          <text:p text:style-name="P6">En este ejemplo, tanto la actualización del inventario como la inserción en el registro de pedidos deben realizarse como parte de una misma transacción para garantizar la consistencia de la base de datos.</text:p>
          <text:p text:style-name="P8"/>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1:41:53.580000000</meta:creation-date>
    <dc:date>2024-11-14T11:55:44.743000000</dc:date>
    <meta:editing-duration>PT13M50S</meta:editing-duration>
    <meta:editing-cycles>2</meta:editing-cycles>
    <meta:generator>LibreOffice/7.6.2.1$Windows_X86_64 LibreOffice_project/56f7684011345957bbf33a7ee678afaf4d2ba333</meta:generator>
    <meta:document-statistic meta:table-count="0" meta:image-count="0" meta:object-count="0" meta:page-count="2" meta:paragraph-count="40" meta:word-count="455" meta:character-count="3391" meta:non-whitespace-character-count="2876"/>
  </office:meta>
</office:document-meta>
</file>